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a05b2" officeooo:paragraph-rsid="001a05b2"/>
    </style:style>
    <style:style style:name="P2" style:family="paragraph" style:parent-style-name="Standard">
      <style:text-properties officeooo:rsid="002263bb" officeooo:paragraph-rsid="002263bb"/>
    </style:style>
    <style:style style:name="P3" style:family="paragraph" style:parent-style-name="Standard">
      <style:text-properties officeooo:rsid="0024cbd5" officeooo:paragraph-rsid="0024cbd5"/>
    </style:style>
    <style:style style:name="P4" style:family="paragraph" style:parent-style-name="Standard">
      <style:paragraph-properties fo:text-align="start" style:justify-single-word="false"/>
      <style:text-properties officeooo:paragraph-rsid="001a05b2"/>
    </style:style>
    <style:style style:name="P5" style:family="paragraph" style:parent-style-name="Standard">
      <style:paragraph-properties fo:text-align="start" style:justify-single-word="false">
        <style:tab-stops>
          <style:tab-stop style:position="8.507cm"/>
        </style:tab-stops>
      </style:paragraph-properties>
      <style:text-properties officeooo:paragraph-rsid="003b239a"/>
    </style:style>
    <style:style style:name="P6" style:family="paragraph" style:parent-style-name="Title">
      <style:paragraph-properties fo:text-align="justify" style:justify-single-word="false"/>
      <style:text-properties fo:font-size="20pt" officeooo:paragraph-rsid="00262efc" style:font-size-asian="20pt" style:font-size-complex="20pt"/>
    </style:style>
    <style:style style:name="P7" style:family="paragraph" style:parent-style-name="Title">
      <style:paragraph-properties fo:text-align="justify" style:justify-single-word="false"/>
      <style:text-properties fo:font-size="20pt" officeooo:rsid="00262efc" officeooo:paragraph-rsid="00262efc" style:font-size-asian="20pt" style:font-size-complex="20pt"/>
    </style:style>
    <style:style style:name="P8" style:family="paragraph" style:parent-style-name="Text_20_body">
      <style:text-properties officeooo:rsid="003e79e2" officeooo:paragraph-rsid="003e79e2"/>
    </style:style>
    <style:style style:name="P9" style:family="paragraph" style:parent-style-name="Text_20_body">
      <style:text-properties officeooo:rsid="0042221a" officeooo:paragraph-rsid="0042221a"/>
    </style:style>
    <style:style style:name="P10" style:family="paragraph" style:parent-style-name="Text_20_body">
      <style:text-properties officeooo:paragraph-rsid="004a5cdb"/>
    </style:style>
    <style:style style:name="P11" style:family="paragraph" style:parent-style-name="Text_20_body">
      <style:text-properties officeooo:rsid="00340513" officeooo:paragraph-rsid="004a5cdb"/>
    </style:style>
    <style:style style:name="P12" style:family="paragraph" style:parent-style-name="Text_20_body" style:list-style-name="L1">
      <style:text-properties officeooo:rsid="0020b3cb" officeooo:paragraph-rsid="0020b3cb"/>
    </style:style>
    <style:style style:name="P13" style:family="paragraph" style:parent-style-name="Text_20_body" style:list-style-name="L2">
      <style:text-properties officeooo:rsid="0020b3cb" officeooo:paragraph-rsid="003b239a"/>
    </style:style>
    <style:style style:name="P14" style:family="paragraph" style:parent-style-name="Text_20_body" style:list-style-name="L2">
      <style:text-properties officeooo:rsid="0020b3cb" officeooo:paragraph-rsid="0020b3cb"/>
    </style:style>
    <style:style style:name="P15" style:family="paragraph" style:parent-style-name="Text_20_body" style:list-style-name="L2">
      <style:text-properties officeooo:rsid="0020b3cb" officeooo:paragraph-rsid="0020b76d"/>
    </style:style>
    <style:style style:name="P16" style:family="paragraph" style:parent-style-name="Text_20_body" style:list-style-name="L2">
      <style:text-properties officeooo:rsid="0020b76d" officeooo:paragraph-rsid="0020b3cb"/>
    </style:style>
    <style:style style:name="P17" style:family="paragraph" style:parent-style-name="Text_20_body" style:list-style-name="L2">
      <style:text-properties officeooo:rsid="0020b76d" officeooo:paragraph-rsid="0020b76d"/>
    </style:style>
    <style:style style:name="P18" style:family="paragraph" style:parent-style-name="Text_20_body" style:list-style-name="L2">
      <style:text-properties officeooo:rsid="001facf2" officeooo:paragraph-rsid="0020b3cb"/>
    </style:style>
    <style:style style:name="P19" style:family="paragraph" style:parent-style-name="Text_20_body" style:list-style-name="L1">
      <style:text-properties officeooo:rsid="001facf2" officeooo:paragraph-rsid="003b239a"/>
    </style:style>
    <style:style style:name="P20" style:family="paragraph" style:parent-style-name="Text_20_body" style:list-style-name="L3">
      <style:text-properties officeooo:rsid="001facf2" officeooo:paragraph-rsid="002c51d4"/>
    </style:style>
    <style:style style:name="P21" style:family="paragraph" style:parent-style-name="Text_20_body" style:list-style-name="L3">
      <style:text-properties officeooo:rsid="003b239a" officeooo:paragraph-rsid="003b239a"/>
    </style:style>
    <style:style style:name="P22" style:family="paragraph" style:parent-style-name="Text_20_body" style:list-style-name="L1">
      <style:text-properties officeooo:rsid="002c51d4" officeooo:paragraph-rsid="002c51d4"/>
    </style:style>
    <style:style style:name="P23" style:family="paragraph" style:parent-style-name="Text_20_body" style:list-style-name="L4">
      <style:text-properties officeooo:rsid="002c51d4" officeooo:paragraph-rsid="002c51d4"/>
    </style:style>
    <style:style style:name="P24" style:family="paragraph" style:parent-style-name="Text_20_body" style:list-style-name="L4">
      <style:text-properties officeooo:rsid="002c51d4" officeooo:paragraph-rsid="00307aeb"/>
    </style:style>
    <style:style style:name="P25" style:family="paragraph" style:parent-style-name="Text_20_body" style:list-style-name="L5">
      <style:paragraph-properties fo:text-align="start" style:justify-single-word="false"/>
      <style:text-properties officeooo:rsid="00290081" officeooo:paragraph-rsid="00290081"/>
    </style:style>
    <style:style style:name="P26" style:family="paragraph" style:parent-style-name="Text_20_body" style:list-style-name="L5">
      <style:text-properties officeooo:rsid="00290081" officeooo:paragraph-rsid="00290081"/>
    </style:style>
    <style:style style:name="P27" style:family="paragraph" style:parent-style-name="Text_20_body" style:list-style-name="L5">
      <style:text-properties officeooo:rsid="00290081" officeooo:paragraph-rsid="003c7961"/>
    </style:style>
    <style:style style:name="P28" style:family="paragraph" style:parent-style-name="Text_20_body" style:list-style-name="L5">
      <style:text-properties officeooo:rsid="00290081" officeooo:paragraph-rsid="004bd825"/>
    </style:style>
    <style:style style:name="P29" style:family="paragraph" style:parent-style-name="Text_20_body" style:list-style-name="L5">
      <style:text-properties officeooo:rsid="00290081" officeooo:paragraph-rsid="00500e88"/>
    </style:style>
    <style:style style:name="P30" style:family="paragraph" style:parent-style-name="Text_20_body" style:list-style-name="L5">
      <style:text-properties officeooo:rsid="00290081" officeooo:paragraph-rsid="00517139"/>
    </style:style>
    <style:style style:name="P31" style:family="paragraph" style:parent-style-name="Text_20_body" style:list-style-name="L5">
      <style:paragraph-properties fo:text-align="start" style:justify-single-word="false"/>
      <style:text-properties officeooo:rsid="002fcaca" officeooo:paragraph-rsid="002fcaca"/>
    </style:style>
    <style:style style:name="P32" style:family="paragraph" style:parent-style-name="Text_20_body" style:list-style-name="L5">
      <style:text-properties officeooo:rsid="003658f2" officeooo:paragraph-rsid="003658f2"/>
    </style:style>
    <style:style style:name="P33" style:family="paragraph" style:parent-style-name="Text_20_body" style:list-style-name="L5">
      <style:text-properties officeooo:rsid="003d7f7f" officeooo:paragraph-rsid="003d7f7f"/>
    </style:style>
    <style:style style:name="P34" style:family="paragraph" style:parent-style-name="Text_20_body" style:list-style-name="L5">
      <style:text-properties officeooo:rsid="003d7f7f" officeooo:paragraph-rsid="003e79e2"/>
    </style:style>
    <style:style style:name="P35" style:family="paragraph" style:parent-style-name="Text_20_body" style:list-style-name="L5">
      <style:text-properties officeooo:rsid="003d7f7f" officeooo:paragraph-rsid="00517139"/>
    </style:style>
    <style:style style:name="P36" style:family="paragraph" style:parent-style-name="Text_20_body" style:list-style-name="L5">
      <style:text-properties officeooo:rsid="00326869" officeooo:paragraph-rsid="00517139"/>
    </style:style>
    <style:style style:name="P37" style:family="paragraph" style:parent-style-name="Text_20_body" style:list-style-name="L5">
      <style:text-properties officeooo:rsid="0035c631" officeooo:paragraph-rsid="0035c631"/>
    </style:style>
    <style:style style:name="P38" style:family="paragraph" style:parent-style-name="Text_20_body" style:list-style-name="L7">
      <style:text-properties officeooo:rsid="0035c631" officeooo:paragraph-rsid="0035c631"/>
    </style:style>
    <style:style style:name="P39" style:family="paragraph" style:parent-style-name="Text_20_body" style:list-style-name="L6"/>
    <style:style style:name="P40" style:family="paragraph" style:parent-style-name="Text_20_body" style:list-style-name="L6">
      <style:text-properties officeooo:paragraph-rsid="00401bb5"/>
    </style:style>
    <style:style style:name="P41" style:family="paragraph" style:parent-style-name="Text_20_body" style:list-style-name="L6">
      <style:paragraph-properties fo:text-align="start" style:justify-single-word="false"/>
      <style:text-properties officeooo:rsid="003804e0" officeooo:paragraph-rsid="003804e0"/>
    </style:style>
    <style:style style:name="P42" style:family="paragraph" style:parent-style-name="Text_20_body" style:list-style-name="L6">
      <style:text-properties officeooo:rsid="00340513" officeooo:paragraph-rsid="00340513"/>
    </style:style>
    <style:style style:name="P43" style:family="paragraph" style:parent-style-name="Text_20_body" style:list-style-name="L6">
      <style:text-properties officeooo:rsid="00401bb5" officeooo:paragraph-rsid="00401bb5"/>
    </style:style>
    <style:style style:name="P44" style:family="paragraph" style:parent-style-name="Text_20_body" style:list-style-name="L6">
      <style:text-properties officeooo:rsid="00408539" officeooo:paragraph-rsid="004933b5"/>
    </style:style>
    <style:style style:name="P45" style:family="paragraph" style:parent-style-name="Text_20_body" style:list-style-name="L6">
      <style:text-properties officeooo:rsid="00408539" officeooo:paragraph-rsid="00408539"/>
    </style:style>
    <style:style style:name="P46" style:family="paragraph" style:parent-style-name="Text_20_body" style:list-style-name="L7">
      <style:text-properties officeooo:rsid="00408539" officeooo:paragraph-rsid="00408539"/>
    </style:style>
    <style:style style:name="P47" style:family="paragraph" style:parent-style-name="Text_20_body" style:list-style-name="L7">
      <style:text-properties officeooo:paragraph-rsid="002426d7"/>
    </style:style>
    <style:style style:name="P48" style:family="paragraph" style:parent-style-name="Text_20_body" style:list-style-name="L7">
      <style:text-properties officeooo:paragraph-rsid="00408539"/>
    </style:style>
    <style:style style:name="P49" style:family="paragraph" style:parent-style-name="Text_20_body" style:list-style-name="L5">
      <style:text-properties officeooo:rsid="00517139" officeooo:paragraph-rsid="00517139"/>
    </style:style>
    <style:style style:name="P50" style:family="paragraph" style:parent-style-name="Heading_20_2">
      <style:text-properties officeooo:rsid="002426d7" officeooo:paragraph-rsid="002426d7"/>
    </style:style>
    <style:style style:name="P51" style:family="paragraph" style:parent-style-name="Heading_20_1">
      <style:text-properties officeooo:rsid="001facf2" officeooo:paragraph-rsid="0020b3cb"/>
    </style:style>
    <style:style style:name="P52" style:family="paragraph" style:parent-style-name="Heading_20_1">
      <style:text-properties officeooo:rsid="00340513" officeooo:paragraph-rsid="00340513"/>
    </style:style>
    <style:style style:name="P53" style:family="paragraph" style:parent-style-name="Heading_20_1">
      <style:text-properties officeooo:rsid="00290081" officeooo:paragraph-rsid="00408539"/>
    </style:style>
    <style:style style:name="P54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4cbd5"/>
    </style:style>
    <style:style style:name="T3" style:family="text">
      <style:text-properties officeooo:rsid="002263bb"/>
    </style:style>
    <style:style style:name="T4" style:family="text">
      <style:text-properties officeooo:rsid="002aaafa"/>
    </style:style>
    <style:style style:name="T5" style:family="text">
      <style:text-properties officeooo:rsid="002d9101"/>
    </style:style>
    <style:style style:name="T6" style:family="text">
      <style:text-properties officeooo:rsid="00307ae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326869"/>
    </style:style>
    <style:style style:name="T9" style:family="text">
      <style:text-properties officeooo:rsid="00339340"/>
    </style:style>
    <style:style style:name="T10" style:family="text">
      <style:text-properties officeooo:rsid="00340513"/>
    </style:style>
    <style:style style:name="T11" style:family="text">
      <style:text-properties officeooo:rsid="003658f2"/>
    </style:style>
    <style:style style:name="T12" style:family="text">
      <style:text-properties officeooo:rsid="00366507"/>
    </style:style>
    <style:style style:name="T13" style:family="text">
      <style:text-properties officeooo:rsid="00381d11"/>
    </style:style>
    <style:style style:name="T14" style:family="text">
      <style:text-properties officeooo:rsid="001a05b2"/>
    </style:style>
    <style:style style:name="T15" style:family="text">
      <style:text-properties officeooo:rsid="003b239a"/>
    </style:style>
    <style:style style:name="T16" style:family="text">
      <style:text-properties officeooo:rsid="003c7961"/>
    </style:style>
    <style:style style:name="T17" style:family="text">
      <style:text-properties officeooo:rsid="003d7f7f"/>
    </style:style>
    <style:style style:name="T18" style:family="text">
      <style:text-properties officeooo:rsid="003e79e2"/>
    </style:style>
    <style:style style:name="T19" style:family="text">
      <style:text-properties officeooo:rsid="00401bb5"/>
    </style:style>
    <style:style style:name="T20" style:family="text">
      <style:text-properties officeooo:rsid="00408539"/>
    </style:style>
    <style:style style:name="T21" style:family="text">
      <style:text-properties officeooo:rsid="00427224"/>
    </style:style>
    <style:style style:name="T22" style:family="text">
      <style:text-properties officeooo:rsid="0047c80b"/>
    </style:style>
    <style:style style:name="T23" style:family="text">
      <style:text-properties officeooo:rsid="0048becf"/>
    </style:style>
    <style:style style:name="T24" style:family="text">
      <style:text-properties officeooo:rsid="004933b5"/>
    </style:style>
    <style:style style:name="T25" style:family="text">
      <style:text-properties officeooo:rsid="0049603e"/>
    </style:style>
    <style:style style:name="T26" style:family="text">
      <style:text-properties officeooo:rsid="004bd825"/>
    </style:style>
    <style:style style:name="T27" style:family="text">
      <style:text-properties officeooo:rsid="004d28af"/>
    </style:style>
    <style:style style:name="T28" style:family="text">
      <style:text-properties officeooo:rsid="004f634b"/>
    </style:style>
    <style:style style:name="T29" style:family="text">
      <style:text-properties officeooo:rsid="00500e88"/>
    </style:style>
    <style:style style:name="T30" style:family="text">
      <style:text-properties officeooo:rsid="0051713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FRJ/EQ, Agosto de 2018.</text:p>
      <text:p text:style-name="P6">Proposta de trabalho computacional como critério de avaliação na disciplina de termodinâmica.</text:p>
      <text:p text:style-name="P2">Frederico W. Tavares<text:span text:style-name="T2">1</text:span>; Iuri S. V. Segtovich.</text:p>
      <text:p text:style-name="P3"><text:span text:style-name="T1">1</text:span><text:span text:style-name="T3">Professor responsável</text:span></text:p>
      <text:h text:style-name="Heading_20_1" text:outline-level="1">Modificação na fórmula para cálculo da média:</text:h>
      <text:p text:style-name="P5"><draw:g text:anchor-type="as-char" svg:y="-0.609cm" draw:z-index="4" draw:style-name="gr1"><svg:title>TexMaths</svg:title><svg:desc>12§display§M_1 = \frac{(P_1+P_2+T_C)}{3}
§svg§600§FALSE§</svg:desc><draw:polygon draw:style-name="gr2" draw:text-style-name="P54" svg:width="4.018cm" svg:height="0.889cm" svg:x="0cm" svg:y="0.002cm" svg:viewBox="0 0 4019 890" draw:points="2010,890 0,890 0,0 4019,0 4019,890"><text:p/></draw:polygon><draw:path draw:style-name="gr3" draw:text-style-name="P55" svg:width="0.423cm" svg:height="0.288cm" svg:x="0.017cm" svg:y="0.314cm" svg:viewBox="0 0 424 289" svg:d="M373 32c4-15 5-19 37-19 10 0 14 0 14-8 0-5-4-5-12-5h-56c-10 0-12 0-16 7l-155 243-33-240c-1-10-1-10-13-10h-57c-8 0-12 0-12 7 0 6 3 6 12 6 4 0 12 0 16 1 9 0 10 3 10 8 0 0 0 2-1 7l-54 215c-4 16-11 31-46 31-1 0-7 1-7 9 0 4 2 5 6 5 13 0 29-1 42-1 14 0 30 1 44 1 2 0 6 0 6-9 0-5-3-5-6-5-25 0-28-9-28-18 0-3 0-5 1-10l57-230 38 263c0 4 1 9 6 9 4 0 7-5 9-8l171-268-60 243c-5 16-5 19-39 19-7 0-12 0-12 9 0 5 5 5 6 5 12 0 41-1 53-1 17 0 35 1 53 1 2 0 7 0 7-9 0-5-4-5-11-5-15 0-29 0-29-7 0-2 0-3 4-10z"><text:p/></draw:path><draw:path draw:style-name="gr3" draw:text-style-name="P55" svg:width="0.107cm" svg:height="0.196cm" svg:x="0.439cm" svg:y="0.466cm" svg:viewBox="0 0 108 197" svg:d="M67 8c0-8 0-8-8-8-19 18-47 19-59 19v11c7 0 26 0 43-8v151c0 9 0 13-30 13h-11v11c5 0 42-1 53-1 10 0 47 1 53 1v-11h-11c-30 0-30-4-30-13z"><text:p/></draw:path><draw:path draw:style-name="gr3" draw:text-style-name="P55" svg:width="0.28cm" svg:height="0.099cm" svg:x="0.737cm" svg:y="0.445cm" svg:viewBox="0 0 281 100" svg:d="M266 17c8 0 15 0 15-9 0-8-7-8-13-8h-254c-7 0-14 0-14 8 0 9 7 9 14 9zM268 100c6 0 13 0 13-9 0-8-7-8-15-8h-252c-7 0-14 0-14 8 0 9 7 9 14 9z"><text:p/></draw:path><draw:path draw:style-name="gr3" draw:text-style-name="P55" svg:width="0.097cm" svg:height="0.421cm" svg:x="1.251cm" svg:y="0cm" svg:viewBox="0 0 98 422" svg:d="M98 419c0-1 0-3-7-10-53-53-66-133-66-198 0-73 16-146 69-199 4-5 4-6 4-8 0-3-1-4-4-4-4 0-42 29-68 83-21 45-26 92-26 128 0 34 5 84 28 132 26 52 62 79 66 79 3 0 4-1 4-3z"><text:p/></draw:path><draw:path draw:style-name="gr3" draw:text-style-name="P55" svg:width="0.301cm" svg:height="0.288cm" svg:x="1.39cm" svg:y="0.025cm" svg:viewBox="0 0 302 289" svg:d="M112 156h72c58 0 118-44 118-91 0-34-27-65-84-65h-136c-8 0-12 0-12 7 0 6 3 6 12 6 4 0 12 0 18 1 7 0 8 3 8 8 0 0 0 2 0 7l-58 227c-4 16-4 19-38 19-7 0-12 0-12 9 0 5 5 5 7 5 11 0 41-1 53-1 10 0 19 0 28 0s18 1 26 1c4 0 8 0 8-9 0-5-3-5-10-5-16 0-28 0-28-7 0-3 0-4 1-8zM142 29c4-15 4-16 22-16h41c35 0 58 12 58 41 0 16-9 53-25 68-21 20-47 22-65 22h-60z"><text:p/></draw:path><draw:path draw:style-name="gr3" draw:text-style-name="P55" svg:width="0.107cm" svg:height="0.196cm" svg:x="1.674cm" svg:y="0.182cm" svg:viewBox="0 0 108 197" svg:d="M67 8c0-8-1-8-8-8-19 18-47 19-59 19v11c7 0 26 0 43-8v151c0 9 0 13-30 13h-11v11c5 0 42-1 53-1 10 0 47 1 53 1v-11h-11c-30 0-30-4-30-13z"><text:p/></draw:path><draw:path draw:style-name="gr3" draw:text-style-name="P55" svg:width="0.28cm" svg:height="0.281cm" svg:x="1.948cm" svg:y="0.07cm" svg:viewBox="0 0 281 282" svg:d="M150 150h118c6 0 13 0 13-8 0-10-7-10-13-10h-118v-118c0-7 0-14-8-14-10 0-10 7-10 14v118h-118c-7 0-14 0-14 10 0 8 7 8 14 8h118v118c0 6 0 14 10 14 8 0 8-8 8-14z"><text:p/></draw:path><draw:path draw:style-name="gr3" draw:text-style-name="P55" svg:width="0.301cm" svg:height="0.288cm" svg:x="2.362cm" svg:y="0.025cm" svg:viewBox="0 0 302 289" svg:d="M112 156h72c58 0 118-44 118-91 0-34-27-65-84-65h-136c-8 0-12 0-12 7 0 6 3 6 12 6 4 0 12 0 18 1 7 0 8 3 8 8 0 0 0 2 0 7l-58 227c-4 16-4 19-38 19-7 0-12 0-12 9 0 5 5 5 7 5 11 0 41-1 53-1 10 0 19 0 28 0s18 1 26 1c4 0 8 0 8-9 0-5-3-5-10-5-16 0-28 0-28-7 0-3 0-4 1-8zM142 29c4-15 4-16 22-16h41c35 0 58 12 58 41 0 16-9 53-25 68-21 20-47 22-65 22h-60z"><text:p/></draw:path><draw:path draw:style-name="gr3" draw:text-style-name="P55" svg:width="0.131cm" svg:height="0.196cm" svg:x="2.634cm" svg:y="0.182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55" svg:width="0.28cm" svg:height="0.281cm" svg:x="2.922cm" svg:y="0.07cm" svg:viewBox="0 0 281 282" svg:d="M150 150h118c6 0 13 0 13-8 0-10-7-10-13-10h-118v-118c0-7 0-14-8-14-10 0-10 7-10 14v118h-118c-7 0-14 0-14 10 0 8 7 8 14 8h118v118c0 6 0 14 10 14 8 0 8-8 8-14z"><text:p/></draw:path><draw:path draw:style-name="gr3" draw:text-style-name="P55" svg:width="0.287cm" svg:height="0.285cm" svg:x="3.329cm" svg:y="0.032cm" svg:viewBox="0 0 288 286" svg:d="M170 30c4-12 5-14 10-16 5-1 18-1 28-1 42 0 61 1 61 35 0 6-3 23-4 34 0 2-1 7-1 7 0 3 1 6 5 6 5 0 6-3 7-10l11-73c0-1 1-6 1-7 0-5-5-5-12-5h-235c-10 0-10 0-13 8l-26 75c0 1-2 6-2 7 0 4 2 5 5 5 5 0 5-1 7-9 24-64 34-73 96-73h17c12 0 12 1 12 5s-1 8-1 8l-57 227c-5 16-5 21-50 21-16 0-18 0-18 7 0 5 5 5 6 5 12 0 24 0 36 0s24-2 36-2c11 0 24 2 35 2 12 0 25 0 37 0 3 0 9 0 9-8 0-4-4-4-14-4-11 0-17 0-28-2-12-1-15-2-15-9 0 0 0-3 1-9z"><text:p/></draw:path><draw:path draw:style-name="gr3" draw:text-style-name="P55" svg:width="0.228cm" svg:height="0.213cm" svg:x="3.585cm" svg:y="0.168cm" svg:viewBox="0 0 229 214" svg:d="M229 4c0-2-1-4-3-4-3 0-3 1-6 4l-21 22c-3-3-19-26-56-26-72 0-143 64-143 131 0 49 38 83 91 83 17 0 45-3 75-29 24-19 30-46 30-48 0-4-4-4-5-4-4 0-5 3-6 5-11 41-53 66-89 66-31 0-66-17-66-64 0-8 1-56 36-93 20-23 52-36 80-36 34 0 53 25 53 59 0 7 0 9 0 10 0 4 5 4 5 4 5 0 5 0 7-5z"><text:p/></draw:path><draw:path draw:style-name="gr3" draw:text-style-name="P55" svg:width="0.097cm" svg:height="0.421cm" svg:x="3.873cm" svg:y="0cm" svg:viewBox="0 0 98 422" svg:d="M98 211c0-32-4-84-27-132-25-51-63-79-67-79-2 0-4 2-4 4s0 3 7 10c43 41 67 108 67 197 0 72-15 147-68 199-6 6-6 8-6 9 0 2 2 3 4 3 4 0 43-28 68-82 22-46 26-94 26-129z"><text:p/></draw:path><draw:polygon draw:style-name="gr3" draw:text-style-name="P55" svg:width="2.81cm" svg:height="0.017cm" svg:x="1.209cm" svg:y="0.488cm" svg:viewBox="0 0 2811 18" draw:points="1405,18 0,18 0,0 2811,0 2811,18"><text:p/></draw:polygon><draw:path draw:style-name="gr3" draw:text-style-name="P55" svg:width="0.174cm" svg:height="0.289cm" svg:x="2.526cm" svg:y="0.609cm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4 16 4 28-6 28-23 0-14-11-24-23-24-11 0-24 7-24 25 0 39 40 66 85 66 52 0 90-38 90-81 0-34-26-67-69-77z"><text:p/></draw:path></draw:g><text:s/><text:tab/><draw:g text:anchor-type="as-char" svg:y="-0.601cm" draw:z-index="3" draw:style-name="gr1"><svg:title>TexMaths</svg:title><svg:desc>12§display§M_2= \frac{(M_1+P_f)}{2}§svg§600§FALSE§</svg:desc><draw:polygon draw:style-name="gr2" draw:text-style-name="P54" svg:width="3.141cm" svg:height="0.891cm" svg:x="0cm" svg:y="0.005cm" svg:viewBox="0 0 3142 892" draw:points="1571,892 0,892 0,0 3142,0 3142,892"><text:p/></draw:polygon><draw:path draw:style-name="gr3" draw:text-style-name="P55" svg:width="0.423cm" svg:height="0.289cm" svg:x="0.017cm" svg:y="0.319cm" svg:viewBox="0 0 424 290" svg:d="M373 32c4-15 5-19 37-19 10 0 14 0 14-8 0-5-4-5-12-5h-56c-10 0-12 0-16 7l-155 243-33-240c-1-10-1-10-13-10h-57c-8 0-12 0-12 7 0 6 3 6 12 6 4 0 12 0 16 1 9 0 10 3 10 8 0 0 0 2-1 7l-54 215c-4 18-11 31-46 32-1 0-7 0-7 9 0 3 2 5 6 5 13 0 29-2 42-2 14 0 30 2 44 2 2 0 6 0 6-9 0-5-3-5-6-5-25 0-28-9-28-19 0-2 0-5 1-9l57-231 38 263c0 5 1 10 6 10 4 0 7-5 9-9l171-268-60 244c-5 16-5 19-39 19-7 0-12 0-12 9 0 5 5 5 6 5 12 0 41-2 53-2 17 0 35 2 53 2 2 0 7 0 7-9 0-5-4-5-11-5-15 0-29 0-29-8 0-1 0-1 4-10z"><text:p/></draw:path><draw:path draw:style-name="gr3" draw:text-style-name="P55" svg:width="0.131cm" svg:height="0.196cm" svg:x="0.426cm" svg:y="0.468cm" svg:viewBox="0 0 132 197" svg:d="M132 143h-11c-1 7-3 24-8 28-1 1-24 1-29 1h-54c30-28 41-35 59-49 23-18 43-36 43-65 0-36-32-58-71-58-36 0-61 26-61 53 0 16 12 17 16 17 7 0 15-5 15-16 0-5-1-16-17-16 9-21 29-27 44-27 30 0 45 23 45 47 0 26-19 45-29 57l-72 70c-2 4-2 5-2 12h122z"><text:p/></draw:path><draw:path draw:style-name="gr3" draw:text-style-name="P55" svg:width="0.28cm" svg:height="0.099cm" svg:x="0.737cm" svg:y="0.447cm" svg:viewBox="0 0 281 100" svg:d="M266 17c8 0 15 0 15-9 0-8-7-8-13-8h-254c-7 0-14 0-14 8 0 9 7 9 14 9zM268 100c6 0 13 0 13-9 0-8-7-8-15-8h-252c-7 0-14 0-14 8 0 9 7 9 14 9z"><text:p/></draw:path><draw:path draw:style-name="gr3" draw:text-style-name="P55" svg:width="0.097cm" svg:height="0.422cm" svg:x="1.251cm" svg:y="0cm" svg:viewBox="0 0 98 423" svg:d="M98 419c0-1 0-2-7-9-53-53-66-134-66-198 0-74 16-147 69-200 4-5 4-6 4-8 0-3-1-4-4-4-4 0-42 29-68 83-21 46-26 92-26 129 0 33 5 84 28 132 26 53 62 79 66 79 3 0 4-1 4-4z"><text:p/></draw:path><draw:path draw:style-name="gr3" draw:text-style-name="P55" svg:width="0.423cm" svg:height="0.289cm" svg:x="1.391cm" svg:y="0.027cm" svg:viewBox="0 0 424 290" svg:d="M373 32c4-15 5-19 37-19 10 0 14 0 14-8 0-5-4-5-12-5h-56c-10 0-12 0-16 7l-155 243-33-240c-1-10-1-10-13-10h-57c-8 0-12 0-12 7 0 6 3 6 12 6 4 0 12 0 16 1 9 0 10 3 10 8 0 0 0 2-1 7l-54 215c-4 18-11 31-46 32-1 0-7 0-7 9 0 3 2 5 6 5 13 0 29-2 42-2 14 0 30 2 44 2 2 0 6 0 6-9 0-5-3-5-6-5-25 0-28-9-28-19 0-2 0-5 1-9l57-231 38 263c0 5 1 10 6 10 4 0 7-5 9-9l171-268-60 244c-5 16-5 19-39 19-7 0-12 0-12 9 0 5 5 5 6 5 12 0 41-2 53-2 17 0 35 2 53 2 2 0 7 0 7-9 0-5-4-5-11-5-15 0-29 0-29-8 0-1 0-1 4-10z"><text:p/></draw:path><draw:path draw:style-name="gr3" draw:text-style-name="P55" svg:width="0.107cm" svg:height="0.196cm" svg:x="1.812cm" svg:y="0.183cm" svg:viewBox="0 0 108 197" svg:d="M67 8c0-8-1-8-8-8-19 18-47 19-59 19v11c7 0 26 0 43-8v151c0 10 0 13-30 13h-11v11c5 0 42-1 53-1 10 0 47 1 53 1v-11h-11c-30 0-30-3-30-13z"><text:p/></draw:path><draw:path draw:style-name="gr3" draw:text-style-name="P55" svg:width="0.28cm" svg:height="0.281cm" svg:x="2.087cm" svg:y="0.072cm" svg:viewBox="0 0 281 282" svg:d="M150 150h118c6 0 13 0 13-8 0-10-7-10-13-10h-118v-118c0-7 0-14-8-14-10 0-10 7-10 14v118h-118c-7 0-14 0-14 10 0 8 7 8 14 8h118v118c0 6 0 14 10 14 8 0 8-8 8-14z"><text:p/></draw:path><draw:path draw:style-name="gr3" draw:text-style-name="P55" svg:width="0.301cm" svg:height="0.289cm" svg:x="2.501cm" svg:y="0.027cm" svg:viewBox="0 0 302 290" svg:d="M112 156h72c58 0 118-44 118-91 0-34-27-65-84-65h-136c-8 0-12 0-12 7 0 6 3 6 12 6 4 0 12 0 18 1 7 0 8 3 8 8 0 0 0 2 0 7l-58 228c-4 16-4 19-38 19-7 0-12 0-12 9 0 5 5 5 7 5 11 0 41-2 53-2 10 0 19 0 28 0s18 2 26 2c4 0 8 0 8-9 0-5-3-5-10-5-16 0-28 0-28-8 0-1 0-4 1-6zM142 29c4-15 4-16 22-16h41c35 0 58 12 58 41 0 16-9 53-25 69-21 19-47 21-65 21h-60z"><text:p/></draw:path><draw:path draw:style-name="gr3" draw:text-style-name="P55" svg:width="0.156cm" svg:height="0.268cm" svg:x="2.775cm" svg:y="0.171cm" svg:viewBox="0 0 157 269" svg:d="M98 91h30c6 0 10 0 10-6 0-4-4-4-10-4h-26c6-38 8-51 11-59 1-8 8-14 14-14 1 0 10 0 15 4-12 4-14 14-14 16 0 7 6 12 14 12 7 0 15-8 15-18 0-15-14-22-30-22-12 0-26 7-35 22-6 12-8 24-14 59h-23c-7 0-11 0-11 7 0 3 4 3 10 3h22c0 3-20 109-26 141-2 6-7 30-21 30 0 0-7 0-13-5 12-3 13-14 13-15 0-8-5-12-12-12-9 0-17 8-17 18 0 14 14 21 29 21 19 0 31-19 36-26 9-19 17-57 18-59z"><text:p/></draw:path><draw:path draw:style-name="gr3" draw:text-style-name="P55" svg:width="0.097cm" svg:height="0.422cm" svg:x="2.996cm" svg:y="0cm" svg:viewBox="0 0 98 423" svg:d="M98 212c0-33-4-85-27-133-25-51-63-79-67-79-2 0-4 2-4 4s0 3 7 10c43 41 67 109 67 198 0 72-15 146-68 199-6 6-6 7-6 8 0 3 2 4 4 4 4 0 43-29 68-83 22-46 26-92 26-128z"><text:p/></draw:path><draw:polygon draw:style-name="gr3" draw:text-style-name="P55" svg:width="1.932cm" svg:height="0.017cm" svg:x="1.209cm" svg:y="0.49cm" svg:viewBox="0 0 1933 18" draw:points="966,18 0,18 0,0 1933,0 1933,18"><text:p/></draw:polygon><draw:path draw:style-name="gr3" draw:text-style-name="P55" svg:width="0.168cm" svg:height="0.281cm" svg:x="2.091cm" svg:y="0.61cm" svg:viewBox="0 0 169 282" svg:d="M32 250l46-44c66-59 91-81 91-123 0-49-37-83-90-83-48 0-79 40-79 77 0 23 22 23 22 23 8 0 22-5 22-22 0-11-8-23-22-23-4 0-4 0-5 1 9-27 32-43 57-43 39 0 57 34 57 70 0 34-22 67-45 92l-81 92c-5 5-5 5-5 15h157l12-73h-11c-2 12-4 31-9 37-3 4-31 4-40 4z"><text:p/></draw:path></draw:g></text:p>
      <text:p text:style-name="P4"><text:span text:style-name="T14">A nota da </text:span><text:span text:style-name="T14"><draw:g text:anchor-type="as-char" svg:y="-0.295cm" draw:z-index="0" draw:style-name="gr1"><svg:title>TexMaths</svg:title><svg:desc>12§display§P_S§svg§600§FALSE§</svg:desc><draw:polygon draw:style-name="gr2" draw:text-style-name="P54" svg:width="0.491cm" svg:height="0.35cm" svg:x="0cm" svg:y="0.002cm" svg:viewBox="0 0 492 351" draw:points="247,351 0,351 0,0 492,0 492,351"><text:p/></draw:polygon><draw:path draw:style-name="gr3" draw:text-style-name="P55" svg:width="0.301cm" svg:height="0.287cm" svg:x="0.017cm" svg:y="0cm" svg:viewBox="0 0 302 288" svg:d="M111 155h72c59 0 119-43 119-90 0-34-28-65-84-65h-137c-7 0-12 0-12 7 0 6 4 6 12 6 5 0 12 0 18 1 8 0 9 3 9 8 0 0 0 2 0 7l-58 227c-4 17-4 19-38 19-7 0-12 0-12 8 0 5 5 5 7 5 11 0 41 0 53 0 9 0 19 0 27 0 9 0 18 0 27 0 3 0 8 0 8-8 0-5-3-5-11-5-15 0-27 0-27-7 0-3 0-4 1-7zM141 29c5-15 5-16 23-16h41c34 0 57 12 57 41 0 16-8 53-25 67-20 20-47 23-65 23h-59z"><text:p/></draw:path><draw:path draw:style-name="gr3" draw:text-style-name="P55" svg:width="0.187cm" svg:height="0.213cm" svg:x="0.291cm" svg:y="0.145cm" svg:viewBox="0 0 188 214" svg:d="M188 4c0-2-1-4-4-4-2 0-2 0-6 4l-14 18c-12-16-30-22-48-22-42 0-79 34-79 68 0 4 1 16 10 27 9 12 21 14 42 19 4 3 19 5 24 6 9 3 28 10 28 31 0 24-25 52-60 52-26 0-57-8-57-42 0-2 1-10 2-14 0-2 0-2 0-2 0-4-3-4-4-4-5 0-5 1-5 6l-16 60c0 1-1 2-1 4s1 3 4 3c2 0 2 0 7-4 2-3 11-13 13-17 17 18 39 21 56 21 46 0 82-39 82-73 0-14-6-24-12-32-10-11-15-12-53-20-6-1-17-5-18-5-8-4-20-10-20-28 0-22 25-46 57-46 31 0 47 18 47 45 0 5-1 11-1 15 0 3 3 3 4 3 5 0 5-1 6-6z"><text:p/></draw:path></draw:g></text:span><text:span text:style-name="T14"><text:s/>substitui a nota da </text:span><text:span text:style-name="T14"><draw:g text:anchor-type="as-char" svg:y="-0.289cm" draw:z-index="1" draw:style-name="gr1"><svg:title>TexMaths</svg:title><svg:desc>12§display§P_1§svg§600§FALSE§</svg:desc><draw:polygon draw:style-name="gr2" draw:text-style-name="P54" svg:width="0.436cm" svg:height="0.352cm" svg:x="0cm" svg:y="0.005cm" svg:viewBox="0 0 437 353" draw:points="219,353 0,353 0,0 437,0 437,353"><text:p/></draw:polygon><draw:path draw:style-name="gr3" draw:text-style-name="P55" svg:width="0.301cm" svg:height="0.289cm" svg:x="0.017cm" svg:y="0cm" svg:viewBox="0 0 302 290" svg:d="M111 156h72c60 0 119-44 119-91 0-34-28-65-83-65h-138c-7 0-12 0-12 7 0 6 4 6 12 6 5 0 12 0 18 1 8 0 9 3 9 8 0 0 0 2 0 7l-58 229c-4 16-4 19-38 19-7 0-12 0-12 8 0 5 5 5 7 5 11 0 41-1 53-1 9 0 19 0 27 0 9 0 18 1 27 1 3 0 8 0 8-8 0-5-3-5-11-5-15 0-27 0-27-7 0-3 0-5 1-8zM141 29c5-15 5-16 23-16h41c35 0 57 12 57 41 0 16-8 53-24 69-21 19-48 21-65 21h-60z"><text:p/></draw:path><draw:path draw:style-name="gr3" draw:text-style-name="P55" svg:width="0.107cm" svg:height="0.196cm" svg:x="0.302cm" svg:y="0.156cm" svg:viewBox="0 0 108 197" svg:d="M67 8c0-8 0-8-8-8-19 18-47 19-59 19v11c7 0 26 0 43-8v151c0 10 0 14-30 14h-11v10c5 0 42-1 53-1 10 0 47 1 53 1v-10h-11c-30 0-30-4-30-14z"><text:p/></draw:path></draw:g></text:span><text:span text:style-name="T14"><text:s/>ou </text:span><text:span text:style-name="T14"><draw:g text:anchor-type="as-char" svg:y="-0.289cm" draw:z-index="2" draw:style-name="gr1"><svg:title>TexMaths</svg:title><svg:desc>12§display§P_2§svg§600§FALSE§</svg:desc><draw:polygon draw:style-name="gr2" draw:text-style-name="P54" svg:width="0.436cm" svg:height="0.352cm" svg:x="0cm" svg:y="0.005cm" svg:viewBox="0 0 437 353" draw:points="219,353 0,353 0,0 437,0 437,353"><text:p/></draw:polygon><draw:path draw:style-name="gr3" draw:text-style-name="P55" svg:width="0.301cm" svg:height="0.289cm" svg:x="0.017cm" svg:y="0cm" svg:viewBox="0 0 302 290" svg:d="M111 156h72c60 0 119-44 119-91 0-34-28-65-83-65h-138c-7 0-12 0-12 7 0 6 4 6 12 6 5 0 12 0 18 1 8 0 9 3 9 8 0 0 0 2 0 7l-58 229c-4 16-4 19-38 19-7 0-12 0-12 8 0 5 5 5 7 5 11 0 41-1 53-1 9 0 19 0 27 0 9 0 18 1 27 1 3 0 8 0 8-8 0-5-3-5-11-5-15 0-27 0-27-7 0-3 0-5 1-8zM141 29c5-15 5-16 23-16h41c35 0 57 12 57 41 0 16-8 53-24 69-21 19-48 21-65 21h-60z"><text:p/></draw:path><draw:path draw:style-name="gr3" draw:text-style-name="P55" svg:width="0.131cm" svg:height="0.196cm" svg:x="0.288cm" svg:y="0.156cm" svg:viewBox="0 0 132 197" svg:d="M132 143h-11c-1 7-4 24-8 28-2 1-24 1-29 1h-54c30-28 41-35 59-49 22-18 43-36 43-65 0-36-33-58-71-58-36 0-61 26-61 53 0 16 12 17 16 17 7 0 15-5 15-16 0-5-1-15-17-15 9-22 29-28 44-28 29 0 45 23 45 47 0 26-19 47-29 58l-72 71c-2 2-2 3-2 10h122z"><text:p/></draw:path></draw:g></text:span><text:span text:style-name="T14">, não substitui a nota do trabalho computacional </text:span><text:span text:style-name="T14"><draw:g text:anchor-type="as-char" svg:y="-0.295cm" draw:z-index="5" draw:style-name="gr1"><svg:title>TexMaths</svg:title><svg:desc>12§display§T_C§svg§600§FALSE§</svg:desc><draw:polygon draw:style-name="gr2" draw:text-style-name="P54" svg:width="0.507cm" svg:height="0.351cm" svg:x="0cm" svg:y="0cm" svg:viewBox="0 0 508 352" draw:points="254,352 0,352 0,0 508,0 508,352"><text:p/></draw:polygon><draw:path draw:style-name="gr3" draw:text-style-name="P55" svg:width="0.287cm" svg:height="0.286cm" svg:x="0.011cm" svg:y="0.003cm" svg:viewBox="0 0 288 287" svg:d="M170 30c4-12 5-14 10-16 5-1 18-1 28-1 42 0 61 1 61 35 0 6-3 23-4 34 0 2-1 7-1 7 0 3 1 6 5 6 5 0 6-3 6-10l12-73c0-1 1-6 1-7 0-5-5-5-12-5h-235c-10 0-10 0-13 8l-26 75c0 1-2 7-2 7 0 4 2 5 5 5 5 0 5-1 7-9 24-64 34-73 96-73h17c12 0 12 1 12 5s-1 8-1 8l-57 227c-5 16-5 21-50 21-16 0-18 0-18 8 0 5 5 5 7 5 11 0 23 0 35 0s24-1 36-1c11 0 24 1 35 1 12 0 25 0 37 0 3 0 9 0 9-8 0-5-4-5-14-5-11 0-17 0-28 0-12-1-15-4-15-11 0 0 0-1 1-8z"><text:p/></draw:path><draw:path draw:style-name="gr3" draw:text-style-name="P55" svg:width="0.228cm" svg:height="0.214cm" svg:x="0.265cm" svg:y="0.143cm" svg:viewBox="0 0 229 215" svg:d="M229 4c0-2-1-4-3-4-3 0-3 1-6 4l-21 22c-3-3-19-26-56-26-72 0-143 64-143 131 0 49 38 84 91 84 16 0 45-4 75-29 24-20 30-47 30-48 0-5-4-5-5-5-4 0-5 3-6 5-11 41-53 66-89 66-31 0-66-17-66-63 0-9 1-57 36-94 20-23 52-36 80-36 34 0 53 25 53 59 0 7 0 9 0 10 0 4 5 4 5 4 5 0 5 0 7-5z"><text:p/></draw:path></draw:g></text:span><text:span text:style-name="T14">.</text:span></text:p>
      <text:h text:style-name="P51" text:outline-level="1">Critérios para avaliação do trabalho</text:h>
      <text:list xml:id="list1172859269" text:style-name="L1">
        <text:list-item>
          <text:p text:style-name="P12">Documento.</text:p>
        </text:list-item>
      </text:list>
      <text:list xml:id="list1319792031" text:style-name="L2">
        <text:list-item>
          <text:list>
            <text:list-item>
              <text:p text:style-name="P13">O trabaho deverá ser entregue no formato jupyter-notebook <text:span text:style-name="T15">(trabalho.ipynb)</text:span>, incluindo introdução <text:span text:style-name="T15">(objetivos e descrição do sistema de interesse)</text:span>, metodologia <text:span text:style-name="T15">(descrição das etapas necessárias para atingir os objetivos)</text:span>, resultados <text:span text:style-name="T15">(</text:span>código desenvolvido <text:span text:style-name="T15">e gráficos) </text:span>e discussão <text:span text:style-name="T15">(interpretação dos resultados)</text:span>, e conclusão; <text:span text:style-name="T15">e será avaliado quanto a:</text:span></text:p>
              <text:list>
                <text:list-item>
                  <text:p text:style-name="P16">Apresentação <text:span text:style-name="T15">d</text:span>o embasamento da metodologia utilizada,</text:p>
                </text:list-item>
                <text:list-item>
                  <text:p text:style-name="P14">Organização do código (#comentários <text:span text:style-name="T15">explicando o objetivo de blocos de código</text:span>)</text:p>
                </text:list-item>
                <text:list-item>
                  <text:p text:style-name="P18">Se o programa roda e gera resultados corretos para o sistema proposto,</text:p>
                </text:list-item>
                <text:list-item>
                  <text:p text:style-name="P15">Discussão dos resultados (descrever e interpretar os gráficos obtidos),</text:p>
                </text:list-item>
                <text:list-item>
                  <text:p text:style-name="P17">Conclusão.</text:p>
                </text:list-item>
              </text:list>
            </text:list-item>
          </text:list>
        </text:list-item>
      </text:list>
      <text:list xml:id="list163608172756364" text:continue-list="list1172859269" text:style-name="L1">
        <text:list-item>
          <text:p text:style-name="P19">Arguição.</text:p>
        </text:list-item>
      </text:list>
      <text:list xml:id="list2471225159" text:style-name="L3">
        <text:list-item>
          <text:list>
            <text:list-item>
              <text:p text:style-name="P21">Será conduzida individualmente uma arguição de até 10 minutos, durante a qual iremos rodar os códigos do trabalho, sobre:</text:p>
              <text:list>
                <text:list-item>
                  <text:p text:style-name="P20">Significância de instruções e blocos de código do trabalho,</text:p>
                </text:list-item>
                <text:list-item>
                  <text:p text:style-name="P20">Descrição e interpretação dos resultados.</text:p>
                </text:list-item>
              </text:list>
            </text:list-item>
          </text:list>
        </text:list-item>
      </text:list>
      <text:list xml:id="list163609533740392" text:continue-list="list163608172756364" text:style-name="L1">
        <text:list-item>
          <text:p text:style-name="P22">Data de entrega do <text:span text:style-name="T6">trabalho</text:span></text:p>
        </text:list-item>
      </text:list>
      <text:list xml:id="list3809583735" text:style-name="L4">
        <text:list-item>
          <text:list>
            <text:list-item>
              <text:p text:style-name="P23"><text:span text:style-name="T6">O arquivo notebook da</text:span> primeira parte do trabalho descrita nos Objetivos deverá ser entregue por email até o dia <text:span text:style-name="T16">25</text:span>/<text:span text:style-name="T16">10</text:span>;</text:p>
            </text:list-item>
            <text:list-item>
              <text:p text:style-name="P24"><text:span text:style-name="T6">O arquivo notebook da</text:span> segunda parte do trabalho descrita nos Objetivos deverá ser entregue por email até o dia <text:span text:style-name="T16">27</text:span>/<text:span text:style-name="T16">11</text:span>;</text:p>
            </text:list-item>
            <text:list-item>
              <text:p text:style-name="P23">A arguição referente <text:span text:style-name="T16">a</text:span> ambas as partes do trabaho será agendada entre os dias <text:span text:style-name="T16">27</text:span>/<text:span text:style-name="T16">11</text:span> e <text:span text:style-name="T16">5</text:span>/<text:span text:style-name="T16">12</text:span>.</text:p>
            </text:list-item>
          </text:list>
        </text:list-item>
      </text:list>
      <text:p text:style-name="P1"><text:soft-page-break/></text:p>
      <text:h text:style-name="Heading_20_1" text:outline-level="1">Objetivos</text:h>
      <text:h text:style-name="Heading_20_2" text:outline-level="2"><text:span text:style-name="T4">Entrega 1 - </text:span>Substância pura</text:h>
      <text:p text:style-name="P8">Selecionar uma substância pura</text:p>
      <text:list xml:id="list1455944524" text:style-name="L5">
        <text:list-item>
          <text:p text:style-name="P25"><text:span text:style-name="T16">Programar a forma</text:span> P(T,V) <text:span text:style-name="T16">d</text:span>a <text:span text:style-name="T7">equação de Peng e Robinson </text:span>(Reid, Prausnitz &amp; Poling, 1987 - pp 42, 43)</text:p>
          <text:list>
            <text:list-item>
              <text:p text:style-name="P31"><text:span text:style-name="T16">B</text:span>uscar parâmetros de componente puro (Smith, van Ness &amp; Abbott, 2007, pp <text:span text:style-name="T21">507, 508, 509</text:span>)</text:p>
            </text:list-item>
            <text:list-item>
              <text:p text:style-name="P25"><text:span text:style-name="T16">C</text:span>álculo em sequência de <text:span text:style-name="T5">P</text:span> versus sequência de V para dados T <text:span text:style-name="T16">igual, abaixo e acima da temperatura crítica.</text:span></text:p>
            </text:list-item>
            <text:list-item>
              <text:p text:style-name="P26"><text:span text:style-name="T16">D</text:span>esenhar isotermas no plano P versus V</text:p>
            </text:list-item>
          </text:list>
        </text:list-item>
        <text:list-item>
          <text:p text:style-name="P26"><text:span text:style-name="T16">Programar a forma </text:span>V(P,T) <text:span text:style-name="T16">da equação de estado </text:span>usando método de solução de raiz de polinômios (numpy.roots)</text:p>
          <text:list>
            <text:list-item>
              <text:p text:style-name="P26"><text:span text:style-name="T16">I</text:span>mplementar lógica de classificação de raízes de volume (líquido, vapor, intermediária e não física)</text:p>
            </text:list-item>
            <text:list-item>
              <text:p text:style-name="P26"><text:span text:style-name="T16">C</text:span>omparar calculos pontuais com as isotermas <text:span text:style-name="T16">já desenhadas</text:span></text:p>
            </text:list-item>
          </text:list>
        </text:list-item>
        <text:list-item>
          <text:p text:style-name="P26"><text:span text:style-name="T16">P</text:span>rogramação de pressão limite superior e inferior para <text:span text:style-name="T16">faixa de busca do </text:span>cálculo de <text:span text:style-name="T16">pressão de saturação </text:span>(baseado em Topliss, Dimitrelis &amp; Prausnitz, 1988)</text:p>
          <text:list>
            <text:list-item>
              <text:p text:style-name="P26"><text:span text:style-name="T16">C</text:span>omparar c<text:span text:style-name="T16">á</text:span>lculos pontuais com as isotermas</text:p>
            </text:list-item>
          </text:list>
        </text:list-item>
        <text:list-item>
          <text:p text:style-name="P26"><text:span text:style-name="T16">P</text:span>rogramação de energia de <text:span text:style-name="T16">G</text:span>ibbs residual (Reid, Prausnitz &amp; Poling, 1987, <text:span text:style-name="T26">pp 102</text:span>)</text:p>
          <text:list>
            <text:list-item>
              <text:p text:style-name="P26"><text:span text:style-name="T16">C</text:span>álculo em sequência <text:span text:style-name="T16">de </text:span>G{RES,L} e sequência G{RES,V} versus sequência P para dado T.</text:p>
            </text:list-item>
            <text:list-item>
              <text:p text:style-name="P26"><text:span text:style-name="T16">D</text:span>esenhar G{RES,L} e G{RES,V} versus P para dado T e verificar existência de solução para o critério de equilíbrio de fases <text:span text:style-name="T16">(igualdade de potencial químico para o componente entre fase líquida e vapor) na temperatura dada</text:span>.</text:p>
            </text:list-item>
          </text:list>
        </text:list-item>
        <text:list-item>
          <text:p text:style-name="P26"><text:span text:style-name="T16">P</text:span>rogramação de resolução da pressão de saturação usando método de bisseção (scipy.optimize.bisect)</text:p>
          <text:list>
            <text:list-item>
              <text:p text:style-name="P26"><text:span text:style-name="T16">C</text:span>álculo em sequência de pressão de saturação <text:span text:style-name="T16">(P{SAT}) </text:span>versus sequência de T</text:p>
            </text:list-item>
            <text:list-item>
              <text:p text:style-name="P27"><text:span text:style-name="T16">D</text:span>esenhar P{SAT} versus T <text:span text:style-name="T12">(Smith, van ness, Abbott, 2007, pp 48 – parte líquido-vapor)</text:span></text:p>
            </text:list-item>
            <text:list-item>
              <text:p text:style-name="P32"><text:span text:style-name="T16">P</text:span>rogramar correlação de Antoine e comparar, no gráfico, <text:span text:style-name="T16">os</text:span> <text:span text:style-name="T16">r</text:span>esultados da correlação com <text:span text:style-name="T16">os </text:span>resultados da equação de estado <text:span text:style-name="T12">(Smith, van ness, Abbott, 2007, pp 510)</text:span></text:p>
            </text:list-item>
          </text:list>
        </text:list-item>
        <text:list-item>
          <text:p text:style-name="P26"><text:span text:style-name="T17">G</text:span>eração do envelope de fases no plano P versus V (Smith, van Ness &amp; Abbott, 2007, <text:span text:style-name="T6">pp 67</text:span>)</text:p>
          <text:list>
            <text:list-item>
              <text:p text:style-name="P26"><text:span text:style-name="T17">C</text:span>álculo em sequência de volumes de líquido e <text:span text:style-name="T28">v</text:span>olume<text:span text:style-name="T28">s</text:span> de vapor para cada par (T,P) na curva de P{SAT}</text:p>
            </text:list-item>
            <text:list-item>
              <text:p text:style-name="P29"><text:soft-page-break/><text:span text:style-name="T17">D</text:span>esenhar envelope de fases no diagrama P versus V <text:span text:style-name="T28">(curva P{SAT} vs V{L} e curva P{SAT} vs V{V}) (Smith van Ness Abbott, 2007, pp 67)</text:span></text:p>
            </text:list-item>
            <text:list-item>
              <text:p text:style-name="P29"><text:span text:style-name="T29">desenhar </text:span>algumas isotermas <text:span text:style-name="T29">no mesmo gráfico (curva P(T,V) vs V)</text:span></text:p>
            </text:list-item>
          </text:list>
        </text:list-item>
        <text:list-item>
          <text:p text:style-name="P26"><text:span text:style-name="T17">P</text:span>rogramação <text:span text:style-name="T11">e diagrama </text:span>de entalpia e entropia residuais</text:p>
          <text:list>
            <text:list-item>
              <text:p text:style-name="P49">Implementar <text:span text:style-name="T17">H_res e S_res (Reid, Prausnitz &amp; Poling, 1987, pp 102)</text:span></text:p>
            </text:list-item>
            <text:list-item>
              <text:p text:style-name="P26"><text:span text:style-name="T17">T</text:span>estar pontualmente <text:span text:style-name="T17">(H_res e S_res a baixa pressão - comportamento de gás ideal?)</text:span></text:p>
            </text:list-item>
            <text:list-item>
              <text:p text:style-name="P28"><text:span text:style-name="T17">G</text:span>eração dos envelope de fases nos planos <text:span text:style-name="T11">P</text:span> versus <text:span text:style-name="T11">H</text:span> (Smith, van Ness &amp; Abbott, 2007, <text:span text:style-name="T22">pp 168 – parte líquido-vapor</text:span>)</text:p>
              <text:list>
                <text:list-item>
                  <text:p text:style-name="P26"><text:span text:style-name="T17">C</text:span>álculo em sequência de entalpia residua<text:span text:style-name="T30">l</text:span> de líquido e de vapor para cada par (T,P) na curva de P{SAT}</text:p>
                </text:list-item>
                <text:list-item>
                  <text:p text:style-name="P30"><text:span text:style-name="T17">D</text:span>esenhar envelope de fases no diagrama P versus H{RES} <text:s/><text:span text:style-name="T28">(curva P{SAT} vs Hres{L} e curva P{SAT} vs Hres{V}) </text:span></text:p>
                </text:list-item>
                <text:list-item>
                  <text:p text:style-name="P33">Implementar cálculo de Cp de gás ideal <text:span text:style-name="T18">(Smith van ness abbott 2007, pp 119, 635)</text:span></text:p>
                </text:list-item>
                <text:list-item>
                  <text:p text:style-name="P33">Calcular H de gás <text:span text:style-name="T30">ideal </text:span>em relação a uma temperatura de referência T0</text:p>
                </text:list-item>
                <text:list-item>
                  <text:p text:style-name="P49">Calcular H de gás e líquido real <text:span text:style-name="T17">em relação a </text:span>essa<text:span text:style-name="T17"> temperatura de referência T0</text:span></text:p>
                </text:list-item>
                <text:list-item>
                  <text:p text:style-name="P30"><text:span text:style-name="T17">D</text:span>esenhar envelope de fases no diagrama P versus H <text:span text:style-name="T28">(curva P{SAT} vs Hreal{L} e curva P{SAT} vs Hreal{V}) </text:span></text:p>
                </text:list-item>
                <text:list-item>
                  <text:p text:style-name="P30"><text:span text:style-name="T17">Calcular e desenhar </text:span>algumas isotermas <text:span text:style-name="T9">no diagrama P versus H</text:span></text:p>
                  <text:list>
                    <text:list-item>
                      <text:p text:style-name="P49">Usar a mesma sequência de volumes utilizada para isotermas no gráfico P vs V, para dada temperatura: para cada volume: calcular pressão, e daí calcular entalpia residual, gas ideal e real. (desenhar curva P(T,V) vs H(T,V))</text:p>
                    </text:list-item>
                  </text:list>
                </text:list-item>
              </text:list>
            </text:list-item>
            <text:list-item>
              <text:p text:style-name="P28"><text:span text:style-name="T17">G</text:span>eração dos envelope de fases nos planos <text:span text:style-name="T11">T</text:span> versus <text:span text:style-name="T11">S</text:span> (Smith, van Ness &amp; Abbott, 2007, <text:span text:style-name="T22">pp 168 <text:s/>– parte líquido-vapor</text:span>)</text:p>
              <text:list>
                <text:list-item>
                  <text:p text:style-name="P30"><text:span text:style-name="T17">C</text:span>álculo em sequência de <text:span text:style-name="T30">entropia</text:span> residua<text:span text:style-name="T30">l</text:span> de líquido e de vapor para cada par (T,P) na curva de P{SAT}</text:p>
                </text:list-item>
                <text:list-item>
                  <text:p text:style-name="P30"><text:span text:style-name="T17">D</text:span>esenhar envelope de fases no diagrama P versus <text:span text:style-name="T30">S</text:span>{RES} <text:s/><text:span text:style-name="T28">(curva P{SAT} vs Sres{L} e curva P{SAT} vs Sres{V}) </text:span></text:p>
                </text:list-item>
                <text:list-item>
                  <text:p text:style-name="P35">Implementar cálculo de Cp de gás ideal <text:span text:style-name="T18">(Smith van ness abbott 2007, pp 119, 635)</text:span></text:p>
                </text:list-item>
                <text:list-item>
                  <text:p text:style-name="P35">Calcular <text:span text:style-name="T30">S</text:span> de gás <text:span text:style-name="T30">ideal </text:span>em relação a uma temperatura de referência T0</text:p>
                </text:list-item>
                <text:list-item>
                  <text:p text:style-name="P49">Calcular S de gás e líquido real <text:span text:style-name="T17">em relação a </text:span>essa<text:span text:style-name="T17"> temperatura de referência T0</text:span></text:p>
                </text:list-item>
                <text:list-item>
                  <text:p text:style-name="P30"><text:span text:style-name="T17">D</text:span>esenhar envelope de fases no diagrama P versus <text:span text:style-name="T30">S</text:span> <text:span text:style-name="T28">(curva P{SAT} vs Sreal{L} e curva P{SAT} vs Sreal{V}) </text:span></text:p>
                </text:list-item>
                <text:list-item>
                  <text:p text:style-name="P36"><text:span text:style-name="T30">I</text:span>mplementar cálculo de isóbaras (dado P e V calcular T)</text:p>
                  <text:list>
                    <text:list-item>
                      <text:p text:style-name="P37"><text:span text:style-name="T17">I</text:span>mplementar cálculo de T dado P e v para van der waals (analítico)</text:p>
                    </text:list-item>
                    <text:list-item>
                      <text:p text:style-name="P37"><text:soft-page-break/><text:span text:style-name="T17">Implementar </text:span>solução numérica usando a solução de van der waals como estimativa inicial (scipy.optimize.fsolve)</text:p>
                    </text:list-item>
                    <text:list-item>
                      <text:p text:style-name="P36"><text:span text:style-name="T30">Usar a mesma sequência de volumes utilizada para isotermas no gráfico P vs V, para dada pressão: para cada volume: calcular temperatura, e daí calcular entropia residual, gas ideal e real. (desenhar curva T(P,V) vs S(T,V))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span text:style-name="T4">Entrega 2 – </text:span>Mistura <text:span text:style-name="T13">(binário)</text:span></text:h>
      <text:p text:style-name="P8">Selecionar uma mistura de <text:span text:style-name="T20">dois</text:span> componentes</text:p>
      <text:list xml:id="list2216121752" text:style-name="L6">
        <text:list-item>
          <text:p text:style-name="P39"><text:span text:style-name="T18">P</text:span>rogramação <text:span text:style-name="T18">da forma </text:span>P(T,V,<text:span text:style-name="T30">x</text:span>) <text:span text:style-name="T18">para misturas </text:span>usando a equação de Peng e Robinson (Reid, Prausnitz &amp; Poling, 1987 - pp 42, 43)</text:p>
          <text:list>
            <text:list-item>
              <text:p text:style-name="P39"><text:span text:style-name="T18">P</text:span>rogramar a regra de <text:span text:style-name="T18">combinação e </text:span>mistura <text:span text:style-name="T18">clássica </text:span>(Reid, Prausnitz &amp; Poling, 1987 - pp 82)</text:p>
              <text:list>
                <text:list-item>
                  <text:p text:style-name="P41">usar <text:span text:style-name="T27">k_ij</text:span> = 0</text:p>
                </text:list-item>
              </text:list>
            </text:list-item>
            <text:list-item>
              <text:p text:style-name="P39">cálculo em sequência de P versus sequência de V para dados T para uma composição rica <text:span text:style-name="T18">em um </text:span>componente pesado.</text:p>
            </text:list-item>
            <text:list-item>
              <text:p text:style-name="P39">cálculo em sequência de P versus sequência de V para dados T para uma composição rica <text:span text:style-name="T18">em um </text:span>componente leve.</text:p>
            </text:list-item>
            <text:list-item>
              <text:p text:style-name="P39"><text:span text:style-name="T18">D</text:span>esenhar isotermas no plano P versus V para uma composição rica<text:span text:style-name="T18">em um</text:span> componente pesado</text:p>
            </text:list-item>
            <text:list-item>
              <text:p text:style-name="P39"><text:span text:style-name="T18">D</text:span>esenhar isotermas no plano P versus V para uma composição rica <text:span text:style-name="T18">em um</text:span> componente leve</text:p>
            </text:list-item>
          </text:list>
        </text:list-item>
        <text:list-item>
          <text:p text:style-name="P39"><text:span text:style-name="T18">P</text:span>rogramação V(P,T,<text:span text:style-name="T30">x</text:span>) usando método de solução de raiz de polinômios (numpy.roots)</text:p>
          <text:list>
            <text:list-item>
              <text:p text:style-name="P39"><text:span text:style-name="T19">I</text:span>mplementar lógica de classificação de raízes de volume (líquido, vapor, intermediária e não física)</text:p>
            </text:list-item>
            <text:list-item>
              <text:p text:style-name="P39"><text:span text:style-name="T19">C</text:span>omparar calculos pontuais com as isotermas</text:p>
            </text:list-item>
          </text:list>
        </text:list-item>
        <text:list-item>
          <text:p text:style-name="P39"><text:span text:style-name="T19">P</text:span>rogramação de coeficientes de fugacidade na mistura (Reid, Prausnitz &amp; Poling, 1987, pp 144, 145)</text:p>
          <text:list>
            <text:list-item>
              <text:p text:style-name="P39">testar <text:span text:style-name="T19">se coeficientes de fugacidade para raiz de volume de gas a baixa pressão são próximos à 1 (comportamento de gás ideal)?</text:span></text:p>
            </text:list-item>
            <text:list-item>
              <text:p text:style-name="P42"><text:span text:style-name="T19">testar se </text:span>no caso limite: coeficientes de fugacidade no caso de numero de componentes ser 1 dá igual à exp(G{RES}/(RT)) da primeira parte do trabalho?</text:p>
            </text:list-item>
          </text:list>
        </text:list-item>
        <text:list-item>
          <text:p text:style-name="P39">programação de resolução da pressão de ponto de bolha (Sandler, 2017, pp 561, 562)</text:p>
          <text:list>
            <text:list-item>
              <text:p text:style-name="P39"><text:span text:style-name="T19">C</text:span>álculo em sequência de pressão de bolha e composição da fase vapor (y) versus sequência de x para dada T</text:p>
            </text:list-item>
          </text:list>
        </text:list-item>
        <text:list-item>
          <text:p text:style-name="P39"><text:span text:style-name="T19">G</text:span>eração do envelope de fases <text:span text:style-name="T19">para uma mistura binária </text:span>no plano P versus x_1 (<text:bookmark-start text:name="__DdeLink__1591_3434842536"/>Smith, van Ness &amp; Abbott, 2007, <text:span text:style-name="T23">pp 260</text:span><text:bookmark-end text:name="__DdeLink__1591_3434842536"/>)</text:p>
          <text:list>
            <text:list-item>
              <text:p text:style-name="P39"><text:soft-page-break/><text:span text:style-name="T19">D</text:span>esenhar P versus x_1 para dado T: curva de ponto de bolha</text:p>
            </text:list-item>
            <text:list-item>
              <text:p text:style-name="P40"><text:span text:style-name="T19">D</text:span>esenhar P versus y_1 para dado T: curva de ponto de orvalho</text:p>
            </text:list-item>
          </text:list>
        </text:list-item>
        <text:list-item>
          <text:p text:style-name="P43">Implementar resolução de pressão de ponto de orvalho (adaptação do <text:span text:style-name="T25">algoritmo de</text:span> Sandler, 2017, pp 561, 562)</text:p>
          <text:list>
            <text:list-item>
              <text:p text:style-name="P44">Diagrama de fases de mistura no plano P versus T <text:span text:style-name="T24">(Smith, van Ness &amp; Abbott, 2007, pp 119)</text:span></text:p>
              <text:list>
                <text:list-item>
                  <text:p text:style-name="P45">Calcular sequência de ponto de bolha versus sequência de temperatura para uma mistura com uma composição definida rica no compoente leve</text:p>
                </text:list-item>
                <text:list-item>
                  <text:p text:style-name="P45">Calcular sequência de ponto de orvalho versus sequência de temperatura para uma mistura com composição definida <text:s/>rica no compoente pesado</text:p>
                </text:list-item>
                <text:list-item>
                  <text:p text:style-name="P45">Desenhar P{SAT} leve, P{SAT} pesado, P{BOLHA} mistura 1 e P{ORVALHO} mistura 1, P{BOLHA} mistura 2 e P{ORVALHO} mistura 2 no mesmo gráfico (plano P versus T)</text:p>
                </text:list-item>
              </text:list>
            </text:list-item>
          </text:list>
        </text:list-item>
      </text:list>
      <text:h text:style-name="P50" text:outline-level="2">Referências recomendadas</text:h>
      <text:list xml:id="list559965094" text:style-name="L7">
        <text:list-item>
          <text:p text:style-name="P46">[ANEXOS NA VERSÃO ONLINE]: (<text:a xlink:type="simple" xlink:href="https://github.com/iurisegtovich/EQE359_Termodinamica_I" text:style-name="Internet_20_link" text:visited-style-name="Visited_20_Internet_20_Link">https://github.com/iurisegtovich/EQE359_Termodinamica_I</text:a>)<text:line-break/>todas a páginas contendo equações e parâmetros importantes das referências indicadas.</text:p>
        </text:list-item>
        <text:list-item>
          <text:p text:style-name="P47">Reid, R. C., Prausnitz, J. M. and Poling, B. E., 1987. The Properties of Gases and Liquids. 4th ed., McGraw-Hill. [ISBN: 0070517991, 9780070517998](https://books.google.com.br/books?id=AcRTAAAAMAAJ)</text:p>
        </text:list-item>
        <text:list-item>
          <text:p text:style-name="P47">Smith, J. M., van Ness, H. C. and Abbott, M. M., 2007. Introdução a termodinâmica da engenharia química. 7a ed., LTC. [ISBN: 8521615531, 9788521615538](https://books.google.com.br/books?id=TzeQPgAACAAJ)</text:p>
        </text:list-item>
        <text:list-item>
          <text:p text:style-name="P47">Topliss, R J., Dimitrelis D., and Prausnitz, J. M., 1988, “Computational Aspects of a Non-Cubic Equation of State for Phase-Equilibrium Calculations. Effect of Density-Dependent Mixing Rules.” Computers &amp; Chemical Engineering 12 (5): 483–89. [doi:10.1016/0098-1354(88)85067-1](http://dx.doi.org/10.1016/0098-1354(88)85067-1)</text:p>
        </text:list-item>
        <text:list-item>
          <text:p text:style-name="P47">[numpy.roots ](https://docs.scipy.org/doc/numpy/reference/generated/numpy.roots.html)</text:p>
        </text:list-item>
        <text:list-item>
          <text:p text:style-name="P47">[scipy.optimize.bisect](<text:a xlink:type="simple" xlink:href="https://docs.scipy.org/doc/scipy/reference/generated/scipy.optimize.bisect.html" text:style-name="Internet_20_link" text:visited-style-name="Visited_20_Internet_20_Link">https://docs.scipy.org/doc/scipy/reference/generated/scipy.optimize.bisect.html</text:a>)</text:p>
        </text:list-item>
        <text:list-item>
          <text:p text:style-name="P38">[scipy.optimize.fsolve](<text:a xlink:type="simple" xlink:href="https://docs.scipy.org/doc/scipy/reference/generated/scipy.optimize.bisect.html" text:style-name="Internet_20_link" text:visited-style-name="Visited_20_Internet_20_Link">https://docs.scipy.org/doc/scipy/reference/generated/scipy.optimize.fsolve.html</text:a>)</text:p>
        </text:list-item>
        <text:list-item>
          <text:p text:style-name="P48">Sandler S., 2006, Chemical, Biochemical, and Engineering Thermodynamics, 4th ed. John Wiley &amp; Sons <text:span text:style-name="T20">[ISSN: </text:span>0471661740, 9780471661740<text:span text:style-name="T20">]</text:span>(https://books.google.com.br/books?id=4MXDAgAAQBAJ<text:span text:style-name="T20">)</text:span></text:p>
        </text:list-item>
      </text:list>
      <text:h text:style-name="P52" text:outline-level="1"><text:soft-page-break/>Dúvidas</text:h>
      <text:p text:style-name="P10"><text:tab/><text:span text:style-name="T10">Laboratório ATOMS no endereço I-224,</text:span></text:p>
      <text:p text:style-name="P11"><text:tab/>iurisegtovich@gmail.com</text:p>
      <text:h text:style-name="P53" text:outline-level="1">Anexos</text:h>
      <text:p text:style-name="P9">(Ver arquivo anexos.pdf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21:56:57.612200769</meta:creation-date>
    <dc:date>2018-10-31T16:36:07.484444892</dc:date>
    <meta:editing-duration>PT3H50M51S</meta:editing-duration>
    <meta:editing-cycles>42</meta:editing-cycles>
    <meta:generator>LibreOffice/5.4.1.2$Linux_X86_64 LibreOffice_project/ea7cb86e6eeb2bf3a5af73a8f7777ac570321527</meta:generator>
    <meta:document-statistic meta:table-count="0" meta:image-count="0" meta:object-count="0" meta:page-count="6" meta:paragraph-count="108" meta:word-count="1575" meta:character-count="9860" meta:non-whitespace-character-count="8464"/>
  </office:meta>
</office:document-meta>
</file>